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2.8806in" table:align="left"/>
    </style:style>
    <style:style style:name="Table1.A" style:family="table-column">
      <style:table-column-properties style:column-width="0.6208in"/>
    </style:style>
    <style:style style:name="Table1.B" style:family="table-column">
      <style:table-column-properties style:column-width="2.2597in"/>
    </style:style>
    <style:style style:name="Table1.A1" style:family="table-cell">
      <style:table-cell-properties style:vertical-align="middle" fo:padding="0.0194in" fo:border="none"/>
    </style:style>
    <style:style style:name="P1" style:family="paragraph" style:parent-style-name="Table_20_Contents">
      <style:paragraph-properties fo:margin-top="0in" fo:margin-bottom="0.1965in" style:contextual-spacing="false"/>
    </style:style>
    <style:style style:name="P2" style:family="paragraph" style:parent-style-name="Table_20_Heading">
      <style:paragraph-properties fo:margin-top="0in" fo:margin-bottom="0.1965in" style:contextual-spacing="false"/>
    </style:style>
    <style:style style:name="P3" style:family="paragraph" style:parent-style-name="Text_20_body">
      <style:paragraph-properties fo:margin-top="0in" fo:margin-bottom="0in" style:contextual-spacing="false" style:writing-mode="lr-tb"/>
    </style:style>
    <style:style style:name="P4" style:family="paragraph" style:parent-style-name="Text_20_body" style:list-style-name="L1"/>
    <style:style style:name="P5" style:family="paragraph" style:parent-style-name="Text_20_body" style:list-style-name="L2"/>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WHERE clause and basic operators</text:h>
      <text:p text:style-name="Text_20_body">Previously, you focused on how to refine your SQL queries by using the <text:span text:style-name="Variable">WHERE</text:span> clause to filter results. In this reading, you’ll further explore how to use the <text:span text:style-name="Variable">WHERE</text:span> clause, the <text:span text:style-name="Variable">LIKE</text:span> operator and the percentage sign (<text:span text:style-name="Variable">%</text:span>) wildcard. You’ll also be introduced to the underscore (<text:span text:style-name="Variable">_</text:span>), another wildcard that can help you filter queries.</text:p>
      <text:h text:style-name="Heading_20_2" text:outline-level="2">How filtering helps</text:h>
      <text:p text:style-name="Text_20_body">As a security analyst, you'll often be responsible for working with very large and complicated security logs. To find the information you need, you'll often need to use SQL to filter the logs.</text:p>
      <text:p text:style-name="Text_20_body">In a cybersecurity context, you might use filters to find the login attempts of a specific user or all login attempts made at the time of a security issue. As another example, you might filter to find the devices that are running a specific version of an application.</text:p>
      <text:h text:style-name="Heading_20_2" text:outline-level="2">WHERE </text:h>
      <text:p text:style-name="Text_20_body">To create a filter in SQL, you need to use the keyword <text:span text:style-name="Variable">WHERE</text:span>. <text:span text:style-name="Variable">WHERE</text:span> indicates the condition for a filter.</text:p>
      <text:p text:style-name="Text_20_body">If you needed to email employees with a title of IT Staff, you might use a query like the one in the following example. You can run this example to examine what it returns: </text:p>
      <text:p text:style-name="P3">1</text:p>
      <text:p text:style-name="P3">2</text:p>
      <text:p text:style-name="P3">3</text:p>
      <text:p text:style-name="P3">SELECT firstname, lastname, title, email</text:p>
      <text:p text:style-name="P3">FROM employees</text:p>
      <text:p text:style-name="P3">WHERE title = 'IT Staff';</text:p>
      <text:p text:style-name="Text_20_body">RunReset</text:p>
      <text:p text:style-name="Text_20_body">Rather than returning all records in the <text:span text:style-name="Variable">employees</text:span> table, this <text:span text:style-name="Variable">WHERE</text:span> clause instructs SQL to return only those that contain <text:span text:style-name="Variable">'IT Staff'</text:span> in the <text:span text:style-name="Variable">title</text:span> column. It uses the equals sign (<text:span text:style-name="Variable">=</text:span>) operator to set this condition.</text:p>
      <text:p text:style-name="Text_20_body"><text:span text:style-name="Strong_20_Emphasis">Note: </text:span>You should place the semicolon (<text:span text:style-name="Variable">;</text:span>) where the query ends. When you add a filter to a basic query, the semicolon is after the filter.<text:span text:style-name="Strong_20_Emphasis"> </text:span></text:p>
      <text:h text:style-name="Heading_20_2" text:outline-level="2">Filtering for patterns</text:h>
      <text:p text:style-name="Text_20_body">You can also filter based on a pattern. For example, you can identify entries that start or end with a certain character or characters. Filtering for a pattern requires incorporating two more elements into your <text:span text:style-name="Variable">WHERE</text:span> clause:</text:p>
      <text:list text:style-name="L1">
        <text:list-item>
          <text:p text:style-name="P4">a wildcard </text:p>
        </text:list-item>
        <text:list-item>
          <text:p text:style-name="P4"><text:soft-page-break/>the <text:span text:style-name="Variable">LIKE</text:span> operator</text:p>
        </text:list-item>
      </text:list>
      <text:h text:style-name="Heading_20_3" text:outline-level="3"><text:span text:style-name="Strong_20_Emphasis">Wildcards</text:span></text:h>
      <text:p text:style-name="Text_20_body">A <text:span text:style-name="Strong_20_Emphasis">wildcard</text:span> is a special character that can be substituted with any other character. Two of the most useful wildcards are the percentage sign (<text:span text:style-name="Variable">%</text:span>) and the underscore (<text:span text:style-name="Variable">_</text:span>):</text:p>
      <text:list text:style-name="L2">
        <text:list-item>
          <text:p text:style-name="P5">The percentage sign substitutes for any number of other characters. </text:p>
        </text:list-item>
        <text:list-item>
          <text:p text:style-name="P5">The underscore symbol only substitutes for one other character.</text:p>
        </text:list-item>
      </text:list>
      <text:p text:style-name="Text_20_body">These wildcards can be placed after a string, before a string, or in both locations depending on the pattern you’re filtering for.</text:p>
      <text:p text:style-name="Text_20_body">The following table includes these wildcards applied to the string <text:span text:style-name="Variable">'a'</text:span> and examples of what each pattern would return.</text:p>
      <table:table table:name="Table1" table:style-name="Table1">
        <table:table-column table:style-name="Table1.A"/>
        <table:table-column table:style-name="Table1.B"/>
        <table:table-header-rows>
          <table:table-row>
            <table:table-cell table:style-name="Table1.A1" office:value-type="string">
              <text:p text:style-name="P2"><text:span text:style-name="Strong_20_Emphasis">Pattern</text:span></text:p>
            </table:table-cell>
            <table:table-cell table:style-name="Table1.A1" office:value-type="string">
              <text:p text:style-name="P2"><text:span text:style-name="Strong_20_Emphasis">Results that could be returned</text:span></text:p>
            </table:table-cell>
          </table:table-row>
        </table:table-header-rows>
        <table:table-row>
          <table:table-cell table:style-name="Table1.A1" office:value-type="string">
            <text:p text:style-name="P1"><text:span text:style-name="Variable">'a%'</text:span></text:p>
          </table:table-cell>
          <table:table-cell table:style-name="Table1.A1" office:value-type="string">
            <text:p text:style-name="P1"><text:span text:style-name="Variable">apple123, art, a</text:span></text:p>
          </table:table-cell>
        </table:table-row>
        <table:table-row>
          <table:table-cell table:style-name="Table1.A1" office:value-type="string">
            <text:p text:style-name="P1"><text:span text:style-name="Variable">'a_'</text:span></text:p>
          </table:table-cell>
          <table:table-cell table:style-name="Table1.A1" office:value-type="string">
            <text:p text:style-name="P1"><text:span text:style-name="Variable">as, an, a7</text:span></text:p>
          </table:table-cell>
        </table:table-row>
        <table:table-row>
          <table:table-cell table:style-name="Table1.A1" office:value-type="string">
            <text:p text:style-name="P1"><text:span text:style-name="Variable">'a__' </text:span></text:p>
          </table:table-cell>
          <table:table-cell table:style-name="Table1.A1" office:value-type="string">
            <text:p text:style-name="P1"><text:span text:style-name="Variable">ant, add, a1c</text:span></text:p>
          </table:table-cell>
        </table:table-row>
        <table:table-row>
          <table:table-cell table:style-name="Table1.A1" office:value-type="string">
            <text:p text:style-name="P1"><text:span text:style-name="Variable">'%a'</text:span></text:p>
          </table:table-cell>
          <table:table-cell table:style-name="Table1.A1" office:value-type="string">
            <text:p text:style-name="P1"><text:span text:style-name="Variable">pizza, Z6ra, a</text:span></text:p>
          </table:table-cell>
        </table:table-row>
        <table:table-row>
          <table:table-cell table:style-name="Table1.A1" office:value-type="string">
            <text:p text:style-name="P1"><text:span text:style-name="Variable">'_a'</text:span></text:p>
          </table:table-cell>
          <table:table-cell table:style-name="Table1.A1" office:value-type="string">
            <text:p text:style-name="P1"><text:span text:style-name="Variable">ma, 1a, Ha</text:span></text:p>
          </table:table-cell>
        </table:table-row>
        <table:table-row>
          <table:table-cell table:style-name="Table1.A1" office:value-type="string">
            <text:p text:style-name="P1"><text:span text:style-name="Variable">'%a%'</text:span></text:p>
          </table:table-cell>
          <table:table-cell table:style-name="Table1.A1" office:value-type="string">
            <text:p text:style-name="P1"><text:span text:style-name="Variable">Again, back, a</text:span></text:p>
          </table:table-cell>
        </table:table-row>
        <table:table-row>
          <table:table-cell table:style-name="Table1.A1" office:value-type="string">
            <text:p text:style-name="P1"><text:span text:style-name="Variable">'_a_'</text:span></text:p>
          </table:table-cell>
          <table:table-cell table:style-name="Table1.A1" office:value-type="string">
            <text:p text:style-name="P1"><text:span text:style-name="Variable">Car, ban, ea7</text:span></text:p>
          </table:table-cell>
        </table:table-row>
      </table:table>
      <text:h text:style-name="Heading_20_3" text:outline-level="3"><text:span text:style-name="Strong_20_Emphasis">LIKE</text:span></text:h>
      <text:p text:style-name="Text_20_body">To apply wildcards to the filter, you need to use the <text:span text:style-name="Variable">LIKE</text:span> operator instead of an equals sign (<text:span text:style-name="Variable">=</text:span>). <text:span text:style-name="Variable">LIKE</text:span> is used with <text:span text:style-name="Variable">WHERE</text:span> to search for a pattern in a column. </text:p>
      <text:p text:style-name="Text_20_body">For instance, if you want to email employees with a title of either <text:span text:style-name="Variable">'IT Staff'</text:span> or <text:span text:style-name="Variable">'IT Manager'</text:span>, you can use <text:span text:style-name="Variable">LIKE</text:span> operator combined with the <text:span text:style-name="Variable">%</text:span> wildcard:  </text:p>
      <text:p text:style-name="P3">1</text:p>
      <text:p text:style-name="P3">2</text:p>
      <text:p text:style-name="P3">3</text:p>
      <text:p text:style-name="P3">SELECT lastname, firstname, title, email</text:p>
      <text:p text:style-name="P3">FROM employees</text:p>
      <text:p text:style-name="P3">WHERE title LIKE 'IT%';</text:p>
      <text:p text:style-name="Text_20_body">RunReset</text:p>
      <text:p text:style-name="Text_20_body"><text:soft-page-break/>This query returns all records with values in the <text:span text:style-name="Variable">title</text:span> column that start with the pattern of <text:span text:style-name="Variable">'IT'</text:span>. This means both <text:span text:style-name="Variable">'IT Staff'</text:span> and <text:span text:style-name="Variable">'IT Manager'</text:span> are returned.</text:p>
      <text:p text:style-name="Text_20_body">As another example, if you want to search through the invoices table to find all customers located in states with an abbreviation of <text:span text:style-name="Variable">'NY'</text:span>, <text:span text:style-name="Variable">'NV'</text:span>, <text:span text:style-name="Variable">'NS'</text:span> or <text:span text:style-name="Variable">'NT'</text:span>, you can use the <text:span text:style-name="Variable">'N_'</text:span> pattern on the <text:span text:style-name="Variable">state</text:span> column:</text:p>
      <text:p text:style-name="P3">1</text:p>
      <text:p text:style-name="P3">2</text:p>
      <text:p text:style-name="P3">3</text:p>
      <text:p text:style-name="P3">SELECT firstname,lastname, state, country</text:p>
      <text:p text:style-name="P3">FROM customers</text:p>
      <text:p text:style-name="P3">WHERE state LIKE 'N_';</text:p>
      <text:p text:style-name="Text_20_body">RunReset</text:p>
      <text:p text:style-name="Text_20_body">This returns all the records with state abbreviations that follow this pattern.</text:p>
      <text:h text:style-name="Heading_20_2" text:outline-level="2">Key takeaways</text:h>
      <text:p text:style-name="Text_20_body">Filters are important when refining what your query returns. <text:span text:style-name="Variable">WHERE</text:span> is an essential keyword for adding a filter to your query.  You can also filter for patterns by combining the <text:span text:style-name="Variable">LIKE</text:span> operator with the percentage sign (<text:span text:style-name="Variable">%</text:span>) and the underscore (<text:span text:style-name="Variable">_</text:span>) wildcard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7T17:54:59.921000000</meta:creation-date>
    <dc:date>2023-09-27T17:55:32.405000000</dc:date>
    <meta:editing-duration>PT32S</meta:editing-duration>
    <meta:editing-cycles>1</meta:editing-cycles>
    <meta:document-statistic meta:table-count="1" meta:image-count="0" meta:object-count="0" meta:page-count="3" meta:paragraph-count="65" meta:word-count="664" meta:character-count="3764" meta:non-whitespace-character-count="3159"/>
    <meta:generator>LibreOffice/7.4.1.2$Windows_X86_64 LibreOffice_project/3c58a8f3a960df8bc8fd77b461821e42c061c5f0</meta:generator>
  </office:meta>
</office:document-meta>
</file>